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Neue" svg:font-family="HelveticaNeue, 'Helvetica Neue', Helvetica, Arial, sans-serif"/>
    <style:font-face style:name="Lohit Devanagari1" svg:font-family="'Lohit Devanagari'"/>
    <style:font-face style:name="Lucida Grande" svg:font-family="'Lucida Grande', Arial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025d0e" officeooo:paragraph-rsid="00025d0e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60ff4" officeooo:paragraph-rsid="00060ff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8def3" officeooo:paragraph-rsid="0008def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9189a" officeooo:paragraph-rsid="0009189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09bfe9" officeooo:paragraph-rsid="0009bfe9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0b61b5" officeooo:paragraph-rsid="000b61b5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TP (Simple Mail Transfer Protocol) — это широко используемый сетевой протокол, предназначенный для передачи электронной почты в сетях TCP/IP.</text:p>
      <text:p text:style-name="P1"/>
      <text:p text:style-name="P1">SMTP-клиент - это программа, обеспечивающая отправку электронных писем по SMTP протоколу на SMTP-сервер(ы).</text:p>
      <text:p text:style-name="P1"/>
      <text:p text:style-name="P1">class email.mime.multipart.MIMEMultipart ()</text:p>
      <text:p text:style-name="P2">Функция создания экземпляра класса MIME. Если сообщение имеет multipart тип контента, то это означает, что оно состоит из нескольких сообщений, и каждое из них определяет свой собственный тип контента. Составные сообщения в Python представлены классом MIMEMultipart.</text:p>
      <text:p text:style-name="P2"/>
      <text:p text:style-name="P2">MIMEText(_text, _subtype='plain', _charset=None, *, policy=compat32)</text:p>
      <text:p text:style-name="P2">класс MIMEText используется для создания объектов MIME основного типа text. _text — строка для полезной нагрузки. _subtype — второстепенный тип, по умолчанию — plain.</text:p>
      <text:p text:style-name="P2"/>
      <text:p text:style-name="P3">Функция отправки сообщения</text:p>
      <text:p text:style-name="P4">21рис</text:p>
      <text:p text:style-name="P4"/>
      <text:p text:style-name="P5">Функция формирования сообщения</text:p>
      <text:p text:style-name="P5">22рис</text:p>
      <text:p text:style-name="P5"/>
      <text:p text:style-name="P6">Функция добавления файла</text:p>
      <text:p text:style-name="P6">23 рис</text:p>
      <text:p text:style-name="P6"/>
      <text:p text:style-name="P6"/>
      <text:p text:style-name="P6">листинг</text:p>
      <text:p text:style-name="P6">2 рисунка</text:p>
      <text:p text:style-name="P6"/>
      <text:p text:style-name="P6">Результат работы </text:p>
      <text:p text:style-name="P6">24рис + 25</text:p>
      <text:p text:style-name="P6"/>
      <text:p text:style-name="P6">рез2</text:p>
      <text:p text:style-name="P6">26+2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Neue" svg:font-family="HelveticaNeue, 'Helvetica Neue', Helvetica, Arial, sans-serif"/>
    <style:font-face style:name="Lohit Devanagari1" svg:font-family="'Lohit Devanagari'"/>
    <style:font-face style:name="Lucida Grande" svg:font-family="'Lucida Grande', Arial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23:14:38.709735202</meta:creation-date>
    <meta:generator>LibreOffice/6.4.7.2$Linux_X86_64 LibreOffice_project/40$Build-2</meta:generator>
    <dc:date>2021-11-17T01:32:46.992739864</dc:date>
    <meta:editing-duration>PT1H57M47S</meta:editing-duration>
    <meta:editing-cycles>9</meta:editing-cycles>
    <meta:document-statistic meta:table-count="0" meta:image-count="0" meta:object-count="0" meta:page-count="1" meta:paragraph-count="18" meta:word-count="119" meta:character-count="941" meta:non-whitespace-character-count="835"/>
  </office:meta>
</office:document-meta>
</file>